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daa" officeooo:paragraph-rsid="00156daa"/>
    </style:style>
    <style:style style:name="P2" style:family="paragraph" style:parent-style-name="Standard">
      <style:text-properties officeooo:rsid="0018407d" officeooo:paragraph-rsid="0018407d"/>
    </style:style>
    <style:style style:name="P3" style:family="paragraph" style:parent-style-name="Standard">
      <style:text-properties officeooo:rsid="00156daa" officeooo:paragraph-rsid="00156daa"/>
    </style:style>
    <style:style style:name="P4" style:family="paragraph" style:parent-style-name="Standard">
      <style:text-properties officeooo:rsid="00156daa" officeooo:paragraph-rsid="0018407d"/>
    </style:style>
    <style:style style:name="P5" style:family="paragraph" style:parent-style-name="Standard">
      <style:text-properties officeooo:paragraph-rsid="0018407d"/>
    </style:style>
    <style:style style:name="P6" style:family="paragraph" style:parent-style-name="Standard">
      <style:text-properties officeooo:rsid="00195282" officeooo:paragraph-rsid="00195282"/>
    </style:style>
    <style:style style:name="P7" style:family="paragraph" style:parent-style-name="Standard">
      <style:text-properties officeooo:paragraph-rsid="001a2f83"/>
    </style:style>
    <style:style style:name="T1" style:family="text">
      <style:text-properties officeooo:rsid="00174d84"/>
    </style:style>
    <style:style style:name="T2" style:family="text">
      <style:text-properties style:text-position="super 58%" officeooo:rsid="00174d84"/>
    </style:style>
    <style:style style:name="T3" style:family="text">
      <style:text-properties style:text-position="0% 100%"/>
    </style:style>
    <style:style style:name="T4" style:family="text">
      <style:text-properties officeooo:rsid="00195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ssDKGhRHZJzBzvwoQWaz6XYD9z6iS3K12kv</text:p>
      <text:p text:style-name="Standard"/>
      <text:p text:style-name="Standard"/>
      <text:p text:style-name="P6">1 er fois </text:p>
      <text:p text:style-name="Standard"/>
      <text:p text:style-name="Standard">cd CIEL₂</text:p>
      <text:p text:style-name="Standard"/>
      <text:p text:style-name="Standard">git clone <text:a xlink:type="simple" xlink:href="https://github.com/lebrasm/CIEL_2.git" text:style-name="Internet_20_link" text:visited-style-name="Visited_20_Internet_20_Link">https://github.com/lebrasm/CIEL_2.git</text:a></text:p>
      <text:p text:style-name="Standard"/>
      <text:p text:style-name="P7">cd <text:span text:style-name="T4">gestionBanque</text:span></text:p>
      <text:p text:style-name="P7"/>
      <text:p text:style-name="Standard">ls -l</text:p>
      <text:p text:style-name="Standard"/>
      <text:p text:style-name="Standard">git add <text:span text:style-name="T1">main.cpp</text:span></text:p>
      <text:p text:style-name="Standard"/>
      <text:p text:style-name="Standard">git status</text:p>
      <text:p text:style-name="Standard"/>
      <text:p text:style-name="Standard">git commit -<text:span text:style-name="T1">a -m « 1</text:span><text:span text:style-name="T2">er</text:span><text:span text:style-name="T1"> commit »</text:span></text:p>
      <text:p text:style-name="Standard"/>
      <text:p text:style-name="Standard">git push -<text:span text:style-name="T1">u origin main</text:span></text:p>
      <text:p text:style-name="Standard"/>
      <text:p text:style-name="P2">Se connecter avec adresses mail et token </text:p>
      <text:p text:style-name="Standard"/>
      <text:p text:style-name="Standard"/>
      <text:p text:style-name="P1">QT = Application en console</text:p>
      <text:p text:style-name="P1"/>
      <text:p text:style-name="P1">systeme de compilation Qmake</text:p>
      <text:p text:style-name="P1"/>
      <text:p text:style-name="P1"/>
      <text:p text:style-name="P4">cd CIEL₂</text:p>
      <text:p text:style-name="P4"/>
      <text:p text:style-name="P2">cd Gestionbanque</text:p>
      <text:p text:style-name="P1"/>
      <text:p text:style-name="P5">ls -l</text:p>
      <text:p text:style-name="P5"/>
      <text:p text:style-name="P5">git add <text:span text:style-name="T1">main.cpp</text:span></text:p>
      <text:p text:style-name="P5"/>
      <text:p text:style-name="P5">git status</text:p>
      <text:p text:style-name="P5"/>
      <text:p text:style-name="P5">git commit -<text:span text:style-name="T1">a -m « 1</text:span><text:span text:style-name="T2">er</text:span><text:span text:style-name="T1"> commit »</text:span></text:p>
      <text:p text:style-name="P5"/>
      <text:p text:style-name="P5">git push -<text:span text:style-name="T1">u origin main</text:span></text:p>
      <text:p text:style-name="P5"/>
      <text:p text:style-name="P2">Se connecter avec adresses mail et token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10:21.693622132</meta:creation-date>
    <dc:date>2024-09-06T14:54:09.528516862</dc:date>
    <meta:editing-duration>PT2H35M59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1" meta:paragraph-count="21" meta:word-count="80" meta:character-count="452" meta:non-whitespace-character-count="392"/>
  </office:meta>
</office:document-meta>
</file>